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charset="x-symbol"/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053cm" fo:margin-right="0cm" fo:text-align="justify" style:justify-single-word="false" fo:text-indent="0cm" style:auto-text-indent="false" style:page-number="auto"/>
      <style:text-properties fo:language="it" fo:country="IT"/>
    </style:style>
    <style:style style:name="P2" style:family="paragraph" style:parent-style-name="Standard">
      <style:paragraph-properties fo:margin-left="0.053cm" fo:margin-right="0cm" fo:text-align="justify" style:justify-single-word="false" fo:text-indent="0cm" style:auto-text-indent="false"/>
      <style:text-properties style:font-name="Times New Roman" fo:font-size="14pt" fo:language="it" fo:country="IT" style:font-size-asian="14pt" style:font-size-complex="14pt"/>
    </style:style>
    <style:style style:name="P3" style:family="paragraph" style:parent-style-name="Standard">
      <style:text-properties style:font-name="Times New Roman" fo:font-size="14pt" fo:language="it" fo:country="I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4pt" fo:language="it" fo:country="IT" style:font-size-asian="14pt" style:font-size-complex="14pt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0cm" fo:margin-right="0cm" fo:text-indent="0.741cm" style:auto-text-indent="false"/>
      <style:text-properties fo:color="#3366ff" style:font-name="Times New Roman" fo:font-size="14pt" fo:language="it" fo:country="IT" fo:font-style="italic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margin-left="0cm" fo:margin-right="0cm" fo:text-indent="0.741cm" style:auto-text-indent="false"/>
      <style:text-properties style:font-name="Times New Roman" fo:font-size="14pt" fo:language="it" fo:country="I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indent="0.741cm" style:auto-text-indent="false"/>
      <style:text-properties style:font-name="Times New Roman" fo:font-size="14pt" fo:language="it" fo:country="IT" style:font-size-asian="14pt" style:font-size-complex="14pt" style:font-weight-complex="bold"/>
    </style:style>
    <style:style style:name="P9" style:family="paragraph" style:parent-style-name="Standard">
      <style:paragraph-properties fo:margin-left="0cm" fo:margin-right="0cm" fo:text-indent="0.741cm" style:auto-text-indent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left="0.741cm" fo:margin-right="0cm" fo:text-indent="0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fo:color="#000000" style:font-name="Times New Roman" fo:font-size="14pt" style:font-size-asian="14pt" style:font-size-complex="14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color="#3366ff" style:font-name="Times New Roman" fo:font-size="14pt" fo:language="it" fo:country="IT" fo:font-style="italic" style:font-size-asian="14pt" style:font-style-asian="italic" style:font-size-complex="14pt" style:font-style-complex="italic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color="#000000" style:font-name="Times New Roman" fo:font-size="14pt" fo:language="it" fo:country="IT" fo:font-style="italic" style:font-size-asian="14pt" style:font-style-asian="italic" style:font-size-complex="14pt" style:font-style-complex="italic"/>
    </style:style>
    <style:style style:name="T1" style:family="text">
      <style:text-properties fo:language="it" fo:country="IT"/>
    </style:style>
    <style:style style:name="T2" style:family="text">
      <style:text-properties fo:language="it" fo:country="IT" fo:font-weight="bold"/>
    </style:style>
    <style:style style:name="T3" style:family="text">
      <style:text-properties style:font-name="Wingdings" fo:language="it" fo:country="IT"/>
    </style:style>
    <style:style style:name="T4" style:family="text">
      <style:text-properties fo:color="#3366ff" fo:language="it" fo:country="IT"/>
    </style:style>
    <style:style style:name="T5" style:family="text">
      <style:text-properties fo:color="#3366ff" fo:language="it" fo:country="IT" fo:font-style="italic" style:font-style-asian="italic" style:font-style-complex="italic"/>
    </style:style>
    <style:style style:name="T6" style:family="text">
      <style:text-properties fo:font-size="11pt" fo:language="it" fo:country="IT"/>
    </style:style>
    <style:style style:name="T7" style:family="text">
      <style:text-properties fo:font-size="11pt" fo:language="it" fo:country="IT" fo:font-weight="bold"/>
    </style:style>
    <style:style style:name="T8" style:family="text">
      <style:text-properties style:font-name="Wingdings1" fo:font-size="11pt" fo:language="it" fo:country="IT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fo:color="#6666ff" fo:language="it" fo:country="I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<text:span text:style-name="T10">ornire le specifiche algebriche del tipo astratto “Libretto” di cui si forniscono le specifiche sintattiche:</text:span></text:p>
      <text:p text:style-name="P3">Tipi:</text:p>
      <text:p text:style-name="P4">Libretto, Esame, Voto, Boolean, Intero</text:p>
      <text:p text:style-name="P3">Operatori:</text:p>
      <text:p text:style-name="P5"><text:span text:style-name="T1">crea () --&gt; Libretto</text:span><text:span text:style-name="T5"> // crea un libretto vuoto</text:span></text:p>
      <text:p text:style-name="P5"><text:span text:style-name="T1">vuoto(Libretto) --&gt; Boolean </text:span><text:span text:style-name="T5">// verifica che il libretto sia vuoto</text:span></text:p>
      <text:p text:style-name="P5"><text:span text:style-name="T1">inserisci(Libretto, Esame, Voto) --&gt; Libretto</text:span><text:span text:style-name="T4"> </text:span><text:span text:style-name="T5">// registra la coppia Esame-Voto sul libretto</text:span></text:p>
      <text:p text:style-name="P5"><text:span text:style-name="T1">contiene Esame(Libretto,Esame) --&gt; Boolean </text:span><text:span text:style-name="T5">//verifica se Esame è registrato su Libretto</text:span></text:p>
      <text:p text:style-name="P5"><text:span text:style-name="T1">leggiVoto(Libretto,Esame) --&gt; Voto </text:span><text:span text:style-name="T5">// restituisce il voto di Esame se è registrato su libretto</text:span></text:p>
      <text:p text:style-name="P5"><text:span text:style-name="T1">contaEsami(Libretto) --&gt; Intero</text:span><text:span text:style-name="T5"> // restituisce il numero di esami registrati nel libretto</text:span></text:p>
      <text:p text:style-name="P5"><text:span text:style-name="T1">mediaVoti(Libretto) --&gt; Voto </text:span><text:span text:style-name="T5">// restituisce la media dei voti</text:span></text:p>
      <text:p text:style-name="P5"><text:span text:style-name="T1">contaVoti(Libretto,Voto) --&gt;Intero </text:span><text:span text:style-name="T5">// conta il numero di esami registrati nel libretto con voto uguale a Voto</text:span></text:p>
      <text:p text:style-name="P5"><text:span text:style-name="T1">stesso Voto(Libretto,Libretto,Esame) --&gt; Boolean </text:span><text:span text:style-name="T5">// restituisce true se nei due libretti è registrato Esame con lo stesso Voto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oft-page-break/>Fornire le specifiche algebriche del tipo astratto “SocialBook” di cui si forniscono le specifiche sintattiche:</text:p>
      <text:p text:style-name="P7">Tipi:</text:p>
      <text:p text:style-name="P8">SocialBook, Contatto, Intero, Boolean</text:p>
      <text:p text:style-name="P7">Operatori:</text:p>
      <text:p text:style-name="P9"><text:span text:style-name="T1">crea () --&gt; social Book </text:span><text:span text:style-name="T5">// crea un SocialBook vuoto</text:span></text:p>
      <text:p text:style-name="P9"><text:span text:style-name="T1">vuoto(SocialBook) --&gt; Boolean </text:span><text:span text:style-name="T5">// verifica che il Social Book sia vuoto</text:span></text:p>
      <text:p text:style-name="P10"><text:span text:style-name="T1">aggiungiContatto(SocialBook, Contatto) --&gt; SocialBook </text:span><text:span text:style-name="T5">// aggiunge il Contatto al SocialBook</text:span></text:p>
      <text:p text:style-name="P9"><text:span text:style-name="T1">contieneContatto(SocialBook,Contatto)--&gt;Booleano </text:span><text:span text:style-name="T5">// verifica che il Contatto appartenga al SocialBook</text:span></text:p>
      <text:p text:style-name="P10"><text:span text:style-name="T1">aggiungiLegame(SocialBook,Contatto,Contatto) --&gt; SocialBook</text:span><text:span text:style-name="T4"> </text:span><text:span text:style-name="T5">// crea un legame tra i due Contatti nel SocialBook</text:span></text:p>
      <text:p text:style-name="P10"><text:span text:style-name="T1">contieneLegame(SocialBook,Contatto,Contatto) --&gt; Boolean</text:span><text:span text:style-name="T5">// verifica l’esistenza di un legame tra i due Contatti del SocialBook</text:span></text:p>
      <text:p text:style-name="P10"><text:span text:style-name="T1">contaLegami(SocialBook,Contatto) --&gt; Intero </text:span><text:span text:style-name="T5">//conta i legami in cui è coinvolto il Contatto nel SocialBook, se il Contatto non appartiene al SocialBook genera errore</text:span></text:p>
      <text:p text:style-name="P10"><text:span text:style-name="T1">rimuovi Contatto(Social Book,Contatto) --&gt; SocialBook</text:span><text:span text:style-name="T5">// rimuove il Contatto dal Social Book (qualora vi appartenga) e i suoi legami se non appartiene lascia il Socialbook inalterato</text:span></text:p>
      <text:p text:style-name="P10"><text:span text:style-name="T1">rimuoviLegame(Social Book,Contatto,Contatto) --&gt; SocialBook</text:span><text:span text:style-name="T5"> // rimuove il legame tra due Contatti nel SocialBook, se uno dei due Contatti non appartiene al SocialBook o non esiste un legame tra i due Contatti <text:s/>genera errore</text:span></text:p>
      <text:p text:style-name="P9"><text:span text:style-name="T1">contenuto (Social Book, </text:span><text:bookmark text:name="_GoBack"/><text:span text:style-name="T1">Social Book) --&gt; Boolean </text:span><text:span text:style-name="T5">// restituisce vero se tutti i contatti del primo social book appartengono anche al secondo social book</text:span></text:p>
      <text:p text:style-name="P6"/>
      <text:p text:style-name="P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4">Fornire l’insieme completo e minimale delle specifiche algebriche (semantiche e di restrizione) del tipo astratto Matrice di cui si fornisco le specifiche sintattiche.</text:p>
      <text:p text:style-name="P12"> </text:p>
      <text:p text:style-name="P11"><text:span text:style-name="T2">Sort</text:span><text:span text:style-name="T1">: Matrice, Intero, Booleano, Reale</text:span></text:p>
      <text:p text:style-name="P11"> </text:p>
      <text:p text:style-name="P11"><text:span text:style-name="T2">creaMatrice</text:span><text:span text:style-name="T1">(Intero)--&gt;Matrice</text:span><text:span text:style-name="T11"> // crea una matrice quadrata di reali (inizialmente pari a zero), la dimensione della matrice è specificata come parametro</text:span></text:p>
      <text:p text:style-name="P11"><text:span text:style-name="T2">assegna</text:span><text:span text:style-name="T1">(Matrice, Intero, Intero, Reale)--&gt;Matrice</text:span><text:span text:style-name="T11"> // assegna in valore specificato (quarto parametro) alla posizione della matrice (primo parametro) con indice di riga e colonna specificati come secondo e terzo parametro, rispettivamente</text:span><text:span text:style-name="T1"> </text:span></text:p>
      <text:p text:style-name="P11"><text:span text:style-name="T2">leggi</text:span><text:span text:style-name="T1">(Matrice, Intero, Intero)--&gt;Reale </text:span><text:span text:style-name="T11">// legge il valore nella posizione della matrice con indice di riga e colonna specificati come secondo e terzo parametro, rispettivamente</text:span></text:p>
      <text:p text:style-name="P11"><text:span text:style-name="T2">max</text:span><text:span text:style-name="T1">(Matrice)--&gt;Reale </text:span><text:span text:style-name="T11"> // restituisce il valore massimo attualmente memorizzato nella matrice</text:span></text:p>
      <text:p text:style-name="P11"><text:span text:style-name="T2">somma</text:span><text:span text:style-name="T1">(Matrice, Matrice)--&gt;Matrice</text:span><text:span text:style-name="T11"> // restituisce la matrice computata tramite somma, solleva errore se le due matrici non hanno uguale dimensione</text:span></text:p>
      <text:p text:style-name="P11"><text:span text:style-name="T2">uguale(</text:span><text:span text:style-name="T1">Matrice, Matrice)--&gt;Booleano</text:span><text:span text:style-name="T11"> // vero se le due matrici contengono uguali valori nelle medesimi posizioni, falso altrimenti (solleva errore se le due matrici non hanno uguale dimensione)</text:span></text:p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charset="x-symbol"/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0" fo:widows="0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alisa Appice</meta:initial-creator>
    <meta:editing-cycles>4</meta:editing-cycles>
    <meta:creation-date>2018-03-02T07:09:00</meta:creation-date>
    <dc:date>2020-02-28T08:29:19.44</dc:date>
    <meta:editing-duration>PT4M30S</meta:editing-duration>
    <meta:generator>OpenOffice/4.1.1$Win32 OpenOffice.org_project/411m6$Build-9775</meta:generator>
    <dc:creator>Annalisa Appice</dc:creator>
    <meta:document-statistic meta:table-count="0" meta:image-count="0" meta:object-count="0" meta:page-count="3" meta:paragraph-count="37" meta:word-count="508" meta:character-count="356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